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18:42: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5T19:50:47</dc:date>
    <meta:editing-duration>P3DT7H46M44S</meta:editing-duration>
    <meta:editing-cycles>388</meta:editing-cycles>
    <meta:generator>LibreOffice/3.6$Linux_X86_64 LibreOffice_project/360m1$Build-2</meta:generator>
    <meta:document-statistic meta:table-count="1" meta:cell-count="21106" meta:object-count="0"/>
  </office:meta>
</office:document-meta>
</file>